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  <style:style style:name="ce24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cpu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4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4" office:value-type="string" calcext:value-type="string">
            <text:p>PRONADJEN VELIKI BUG, NIJE SLAT ARG7 UOPSTE NIKAD </text:p>
          </table:table-cell>
          <table:table-cell table:style-name="ce24" table:number-columns-repeated="4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2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0:33:12.068871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8T13:18:15.662640844</dc:date>
    <meta:editing-duration>P5DT11H51M41S</meta:editing-duration>
    <meta:editing-cycles>50</meta:editing-cycles>
    <meta:generator>LibreOffice/5.1.6.2$Linux_X86_64 LibreOffice_project/10m0$Build-2</meta:generator>
    <meta:document-statistic meta:table-count="2" meta:cell-count="14787" meta:object-count="0"/>
  </office:meta>
</office:document-meta>
</file>